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ebc5"/>
    </style:style>
    <style:style style:name="P2" style:family="paragraph" style:parent-style-name="Preformatted_20_Text">
      <style:text-properties officeooo:paragraph-rsid="0017ebc5" fo:background-color="transparent"/>
    </style:style>
    <style:style style:name="P3" style:family="paragraph" style:parent-style-name="Preformatted_20_Text">
      <style:text-properties officeooo:rsid="0017ebc5" officeooo:paragraph-rsid="0017ebc5"/>
    </style:style>
    <style:style style:name="P4" style:family="paragraph" style:parent-style-name="Preformatted_20_Text">
      <style:text-properties fo:color="#5b277d" officeooo:paragraph-rsid="0017ebc5" fo:background-color="transparen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0080" fo:background-color="transparent" loext:char-shading-value="0"/>
    </style:style>
    <style:style style:name="T2" style:family="text">
      <style:text-properties fo:color="#3465a4"/>
    </style:style>
    <style:style style:name="T3" style:family="text">
      <style:text-properties fo:color="#ff0000"/>
    </style:style>
    <style:style style:name="T4" style:family="text">
      <style:text-properties fo:color="#ff0000" fo:background-color="transparent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color="#ea7500"/>
    </style:style>
    <style:style style:name="T7" style:family="text">
      <style:text-properties fo:color="#f10d0c"/>
    </style:style>
    <style:style style:name="T8" style:family="text">
      <style:text-properties fo:color="#5b277d"/>
    </style:style>
    <style:style style:name="T9" style:family="text">
      <style:text-properties fo:color="#5b277d" fo:background-color="#5b277d" loext:char-shading-value="0"/>
    </style:style>
    <style:style style:name="T10" style:family="text">
      <style:text-properties fo:color="#5b277d" fo:background-color="transparent" loext:char-shading-value="0"/>
    </style:style>
    <style:style style:name="T11" style:family="text">
      <style:text-properties fo:color="#5b277d" fo:background-color="#81d41a" loext:char-shading-value="0"/>
    </style:style>
    <style:style style:name="T12" style:family="text">
      <style:text-properties fo:color="#5b277d" fo:background-color="#ff0000" loext:char-shading-value="0"/>
    </style:style>
    <style:style style:name="T13" style:family="text">
      <style:text-properties fo:color="#5b277d" fo:background-color="#ffff00" loext:char-shading-value="0"/>
    </style:style>
    <style:style style:name="T14" style:family="text">
      <style:text-properties fo:color="#5b277d" fo:background-color="#ffff00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fo:color="#2a6099"/>
    </style:style>
    <style:style style:name="T17" style:family="text">
      <style:text-properties fo:color="#2a6099" fo:background-color="transparent" loext:char-shading-value="0"/>
    </style:style>
    <style:style style:name="T18" style:family="text">
      <style:text-properties fo:color="#000000" officeooo:rsid="0017ebc5" fo:background-color="transparent" loext:char-shading-value="0"/>
    </style:style>
    <style:style style:name="T19" style:family="text">
      <style:text-properties fo:color="#c9211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00000000 <text:s/>7f 45 4c 46 01 01 01 00 <text:s/>00 00 00 00 00 00 00 00 <text:s/>|.ELF............|</text:p>
      <text:p text:style-name="Preformatted_20_Text">00000010 <text:s/>02 00 f3 00 01 00 00 00 <text:s/>e8 10 01 00 34 00 00 00 <text:s/>|............4...|</text:p>
      <text:p text:style-name="Preformatted_20_Text">00000020 <text:s/><office:annotation office:name="__Annotation__0_1510967496" loext:resolved="false"><dc:creator>Unknown Author</dc:creator><dc:date>2022-09-08T20:43:18.184162604</dc:date><text:p text:style-name="P5"><text:span text:style-name="T20">e_shoff valor 0x00000250</text:span></text:p><text:p text:style-name="P5"><text:span text:style-name="T20">Points to the start of the section header table.</text:span></text:p><text:p text:style-name="P5"><text:span text:style-name="T20"/></text:p></office:annotation><text:span text:style-name="T1">50 02 00 00</text:span><office:annotation-end office:name="__Annotation__0_1510967496"/> 04 00 00 00 <text:s/>34 00 20 00 05 00 28 00 <text:s/>|P.......4. ...(.|</text:p>
      <text:p text:style-name="Preformatted_20_Text">00000030 <text:s/><office:annotation office:name="__Annotation__1_1510967496" loext:resolved="false"><dc:creator>Unknown Author</dc:creator><dc:date>2022-09-08T20:45:20.313186451</dc:date><text:p text:style-name="P5"><text:span text:style-name="T20">e_shnum valor 0x0008</text:span></text:p><text:p text:style-name="P5"><text:span text:style-name="T20">Contains the number of entries in the section header table.</text:span></text:p></office:annotation><text:span text:style-name="T2">08 00</text:span><office:annotation-end office:name="__Annotation__1_1510967496"/> <office:annotation office:name="__Annotation__2_1510967496" loext:resolved="false"><dc:creator>Unknown Author</dc:creator><dc:date>2022-09-08T20:46:08.923415709</dc:date><text:p text:style-name="P5"><text:span text:style-name="T20">e_shstrndx valor 0x0006</text:span></text:p><text:p text:style-name="P5"><text:span text:style-name="T20">Contains index of the section header table entry that contains the section names.</text:span></text:p><text:p text:style-name="P5"><text:span text:style-name="T20"/></text:p></office:annotation><text:span text:style-name="T3">06 00</text:span><office:annotation-end office:name="__Annotation__2_1510967496"/> 06 00 00 00 <text:s/>34 00 00 00 34 00 01 00 <text:s/>|........4...4...|</text:p>
      <text:p text:style-name="Preformatted_20_Text">00000040 <text:s/>34 00 01 00 a0 00 00 00 <text:s/>a0 00 00 00 04 00 00 00 <text:s/>|4...............|</text:p>
      <text:p text:style-name="Preformatted_20_Text">00000050 <text:s/>04 00 00 00 01 00 00 00 <text:s/>00 00 00 00 00 00 01 00 <text:s/>|................|</text:p>
      <text:p text:style-name="Preformatted_20_Text">00000060 <text:s/>00 00 01 00 e5 00 00 00 <text:s/>e5 00 00 00 04 00 00 00 <text:s/>|................|</text:p>
      <text:p text:style-name="Preformatted_20_Text">00000070 <text:s/>00 10 00 00 01 00 00 00 <text:s/>e8 00 00 00 e8 10 01 00 <text:s/>|................|</text:p>
      <text:p text:style-name="Preformatted_20_Text">00000080 <text:s/>e8 10 01 00 44 00 00 00 <text:s/>44 00 00 00 05 00 00 00 <text:s/>|....D...D.......|</text:p>
      <text:p text:style-name="Preformatted_20_Text">00000090 <text:s/>00 10 00 00 01 00 00 00 <text:s/>2c 01 00 00 2c 21 01 00 <text:s/>|........,...,!..|</text:p>
      <text:p text:style-name="Preformatted_20_Text">000000a0 <text:s/>2c 21 01 00 04 00 00 00 <text:s/>04 00 00 00 06 00 00 00 <text:s/>|,!..............|</text:p>
      <text:p text:style-name="Preformatted_20_Text">000000b0 <text:s/>00 10 00 00 51 e5 74 64 <text:s/>00 00 00 00 00 00 00 00 <text:s/>|....Q.td........|</text:p>
      <text:p text:style-name="Preformatted_20_Text">000000c0 <text:s/>00 00 00 00 00 00 00 00 <text:s/>00 00 00 00 06 00 00 00 <text:s/>|................|</text:p>
      <text:p text:style-name="Preformatted_20_Text">000000d0 <text:s/>00 00 00 00 48 65 6c 6c <text:s/>6f 21 20 4d 43 34 30 34 <text:s/>|....Hello! MC404|</text:p>
      <text:p text:style-name="Preformatted_20_Text">000000e0 <text:s/>21 21 21 0a 00 00 00 00 <text:s/>37 03 01 00 13 03 f3 ff <text:s/>|!!!.....7.......|</text:p>
      <text:p text:style-name="Preformatted_20_Text">000000f0 <text:s/>97 12 00 00 93 82 c2 03 <text:s/>23 80 62 00 13 05 10 00 <text:s/>|........#.b.....|</text:p>
      <text:p text:style-name="Preformatted_20_Text">00000100 <text:s/>97 f5 ff ff 93 85 45 fd <text:s/>13 06 30 01 93 08 00 04 <text:s/>|......E...0.....|</text:p>
      <text:p text:style-name="Preformatted_20_Text">00000110 <text:s/>73 00 00 00 13 05 00 00 <text:s/>93 08 d0 05 73 00 00 00 <text:s/>|s...........s...|</text:p>
      <text:p text:style-name="Preformatted_20_Text">00000120 <text:s/>13 05 00 00 93 08 d0 05 <text:s/>73 00 00 00 59 00 00 00 <text:s/>|........s...Y...|</text:p>
      <text:p text:style-name="Preformatted_20_Text">00000130 <text:s/>4c 69 6e 6b 65 72 3a 20 <text:s/>4c 4c 44 20 31 31 2e 31 <text:s/>|Linker: LLD 11.1|</text:p>
      <text:p text:style-name="Preformatted_20_Text">00000140 <text:s/>2e 30 00 00 <text:span text:style-name="T19"><office:annotation office:name="__Annotation__263_4192614085" loext:resolved="false"><dc:creator>Unknown Author</dc:creator><dc:date>2022-09-14T15:51:42.809438813</dc:date><text:p text:style-name="P6"><text:span text:style-name="T21">Começo symtab</text:span></text:p><text:p text:style-name="P6"><text:span text:style-name="T21"/></text:p></office:annotation></text:span><text:span text:style-name="T19">00 00 00 00</text:span><office:annotation-end office:name="__Annotation__263_4192614085"/> <text:s/>00 00 00 00 00 00 00 00 <text:s/>|.0..............|</text:p>
      <text:p text:style-name="Preformatted_20_Text">00000150 <text:s/>00 00 00 00 01 00 00 00 <text:s/>f0 10 01 00 00 00 00 00 <text:s/>|................|</text:p>
      <text:p text:style-name="Preformatted_20_Text">00000160 <text:s/>00 00 02 00 0d 00 00 00 <text:s/>00 11 01 00 00 00 00 00 <text:s/>|................|</text:p>
      <text:p text:style-name="Preformatted_20_Text">00000170 <text:s/>00 00 02 00 19 00 00 00 <text:s/>14 11 01 00 00 00 00 00 <text:s/>|................|</text:p>
      <text:p text:style-name="Preformatted_20_Text">00000180 <text:s/>00 00 02 00 21 00 00 00 <text:s/>2c 21 01 00 00 00 00 00 <text:s/>|....!...,!......|</text:p>
      <text:p text:style-name="Preformatted_20_Text">00000190 <text:s/>00 00 03 00 28 00 00 00 <text:s/>fc 10 01 00 00 00 00 00 <text:s/>|....(...........|</text:p>
      <text:p text:style-name="Preformatted_20_Text">000001a0 <text:s/>00 00 02 00 2e 00 00 00 <text:s/>20 11 01 00 00 00 00 00 <text:s/>|........ .......|</text:p>
      <text:p text:style-name="Preformatted_20_Text">000001b0 <text:s/>00 00 02 00 33 00 00 00 <text:s/>d4 00 01 00 00 00 00 00 <text:s/>|....3...........|</text:p>
      <text:p text:style-name="Preformatted_20_Text">000001c0 <text:s/>00 00 01 00 3a 00 00 00 <text:s/>e8 10 01 00 00 00 00 00 <text:s/>|....:...........|</text:p>
      <text:p text:style-name="Preformatted_20_Text">000001d0 <text:s/>10 00 02 00 00 2e 72 6f <text:s/>64 61 74 61 00 2e 74 65 <text:s/>|......rodata..te|</text:p>
      <text:p text:style-name="Preformatted_20_Text">000001e0 <text:s/>78 74 00 2e 64 61 74 61 <text:s/>00 2e 63 6f 6d 6d 65 6e <text:s/>|xt..data..commen|</text:p>
      <text:p text:style-name="Preformatted_20_Text">000001f0 <text:s/>74 00<text:span text:style-name="T9"> </text:span><text:span text:style-name="T10">2e 73 79 6d 74 61 <text:s/>62 00 2e 73 68 73 74 72</text:span> <text:s/>|t..symtab..shstr|</text:p>
      <text:p text:style-name="Preformatted_20_Text">00000200 <text:s/><text:span text:style-name="T8">74 61 62 00 </text:span><text:span text:style-name="T12">2e 73 74 72 <text:s/>74 61 62 00 </text:span><text:span text:style-name="T14">00</text:span><text:span text:style-name="T12"> 2e 4c 70</text:span> <text:s/>|tab..strtab...Lp|</text:p>
      <text:p text:style-name="Preformatted_20_Text">00000210 <text:s/><text:span text:style-name="T12">63 72 65 6c 5f 68 69 30 <text:s/>00 2e 4c 70 63 72 65 6c</text:span> <text:s/>|crel_hi0..Lpcrel|</text:p>
      <text:p text:style-name="Preformatted_20_Text">00000220 <text:s/><text:span text:style-name="T12">5f 68 69 31 00 6d 79 5f <text:s/>66 75 6e 63 00 6e 75 6d</text:span> <text:s/>|_hi1.my_func.num|</text:p>
      <text:p text:style-name="Preformatted_20_Text">00000230 <text:s/><text:span text:style-name="T12">65 72 6f 00 70 72 69 6e <text:s/>74 00 73 61 69 72 00 73</text:span><text:span text:style-name="T15"> </text:span><text:s/>|ero.print.sair.s|</text:p>
      <text:p text:style-name="Preformatted_20_Text">00000240 <text:s/><text:span text:style-name="T12">74 72 69 6e 67</text:span><text:span text:style-name="T8"> 00 5f 73 <text:s/>74 61 72 74 00 00 00 00</text:span> <text:s/>|tring._start....|</text:p>
      <text:p text:style-name="Preformatted_20_Text">00000250 <text:span text:style-name="T5"><text:s/></text:span><office:annotation office:name="__Annotation__25_1510967496" loext:resolved="false"><dc:creator>Unknown Author</dc:creator><dc:date>2022-09-08T21:10:22.853665691</dc:date><text:p text:style-name="P5"><text:span text:style-name="T20">SH0 → Posição 0x1d4 + 0x0</text:span></text:p><text:p text:style-name="P5"><text:span text:style-name="T20">.rodata </text:span></text:p><text:p text:style-name="P5"><text:span text:style-name="T20"/></text:p></office:annotation><text:span text:style-name="T8">00 00 00 00</text:span><office:annotation-end office:name="__Annotation__25_1510967496"/><text:span text:style-name="T8"> 00 00 00 00 <text:s/>00 00 00 00 00 00 00 00</text:span> <text:s/>|................|</text:p>
      <text:p text:style-name="Preformatted_20_Text">00000260 <text:s/><text:span text:style-name="T8">00 00 00 00 00 00 00 00 <text:s/>00 00 00 00 00 00 00 00</text:span> <text:s/>|................|</text:p>
      <text:p text:style-name="Preformatted_20_Text">00000270 <text:s/><text:span text:style-name="T8">00 00 00 00 00 00 00 00 </text:span><text:span text:style-name="T11"><text:s/></text:span><office:annotation office:name="__Annotation__28_1510967496" loext:resolved="false"><dc:creator>Unknown Author</dc:creator><dc:date>2022-09-08T21:11:57.683341798</dc:date><text:p text:style-name="P5"><text:span text:style-name="T20">SH1 → Posição 0x1d4 + 0x1</text:span></text:p><text:p text:style-name="P5"><text:span text:style-name="T20">.rodata</text:span></text:p></office:annotation><text:span text:style-name="T8">01 00 00 00</text:span><office:annotation-end office:name="__Annotation__28_1510967496"/><text:span text:style-name="T8"> 01 00 00 00</text:span> <text:s/>|................|</text:p>
      <text:p text:style-name="Preformatted_20_Text">00000280 <text:s/><text:span text:style-name="T8">02 00</text:span> 00 00 d4 00 01 00 <text:s/>d4 00 00 00 11 00 00 00 <text:s/>|................|</text:p>
      <text:p text:style-name="Preformatted_20_Text">00000290 <text:s/>00 00 00 00 00 00 00 00 <text:s/>01 00 00 00 00 00 00 00 <text:s/>|................|</text:p>
      <text:p text:style-name="Preformatted_20_Text">000002a0 <text:span text:style-name="T5"><text:s/></text:span><office:annotation office:name="__Annotation__49_1510967496" loext:resolved="false"><dc:creator>Unknown Author</dc:creator><dc:date>2022-09-08T21:14:03.603874843</dc:date><text:p text:style-name="P5"><text:span text:style-name="T20">SH2 → Posição 0x1d4 + 0x9</text:span></text:p><text:p text:style-name="P5"><text:span text:style-name="T20">.text</text:span></text:p></office:annotation>09 00 00 00<office:annotation-end office:name="__Annotation__49_1510967496"/> 01 00 00 00 <text:s/>06 00 00 00 e8 10 01 00 <text:s/>|................|</text:p>
      <text:p text:style-name="Preformatted_20_Text">000002b0 <text:s/>e8 00 00 00 44 00 00 00 <text:s/>00 00 00 00 00 00 00 00 <text:s/>|....D...........|</text:p>
      <text:p text:style-name="Preformatted_20_Text">000002c0 <text:s/>04 00 00 00 00 00 00 00 <text:span text:style-name="T5"><text:s/></text:span><office:annotation office:name="__Annotation__51_1510967496" loext:resolved="false"><dc:creator>Unknown Author</dc:creator><dc:date>2022-09-08T21:16:03.694028531</dc:date><text:p text:style-name="P5"><text:span text:style-name="T20">SH3 → Posição 0x1d4 + 0xf</text:span></text:p><text:p text:style-name="P5"><text:span text:style-name="T20">.data</text:span></text:p></office:annotation>0f 00 00 00<office:annotation-end office:name="__Annotation__51_1510967496"/> 01 00 00 00 <text:s/>|................|</text:p>
      <text:p text:style-name="Preformatted_20_Text">000002d0 <text:s/>03 00 00 00 2c 21 01 00 <text:s/>2c 01 00 00 04 00 00 00 <text:s/>|....,!..,.......|</text:p>
      <text:p text:style-name="Preformatted_20_Text">000002e0 <text:s/>00 00 00 00 00 00 00 00 <text:s/>01 00 00 00 00 00 00 00 <text:s/>|................|</text:p>
      <text:p text:style-name="Preformatted_20_Text">000002f0 <text:span text:style-name="T5"><text:s/></text:span><office:annotation office:name="__Annotation__53_1510967496" loext:resolved="false"><dc:creator>Unknown Author</dc:creator><dc:date>2022-09-08T21:17:22.316357231</dc:date><text:p text:style-name="P5"><text:span text:style-name="T20">SH4 → Posição 0x1d4 + 0x15</text:span></text:p><text:p text:style-name="P5"><text:span text:style-name="T20">.comment</text:span></text:p></office:annotation>15 00 00 00<office:annotation-end office:name="__Annotation__53_1510967496"/> 01 00 00 00 <text:s/>30 00 00 00 00 00 00 00 <text:s/>|........0.......|</text:p>
      <text:p text:style-name="Preformatted_20_Text">00000300 <text:s/>30 01 00 00 13 00 00 00 <text:s/>00 00 00 00 00 00 00 00 <text:s/>|0...............|</text:p>
      <text:p text:style-name="Preformatted_20_Text">00000310 <text:s/>01 00 00 00 01 00 00 00 <text:span text:style-name="T5"><text:s/></text:span><office:annotation office:name="__Annotation__56_1510967496" loext:resolved="false"><dc:creator>Unknown Author</dc:creator><dc:date>2022-09-08T21:18:25.256636673</dc:date><text:p text:style-name="P5"><text:span text:style-name="T20">SH5 → Posição 0x1d4 + 0x1e = 0x1f2 tamanho 0x90</text:span></text:p><text:p text:style-name="P5"><text:span text:style-name="T20">.symtab</text:span></text:p></office:annotation>1e 00 00 00<office:annotation-end office:name="__Annotation__56_1510967496"/> 02 00 00 00 <text:s/>|................|</text:p>
      <text:p text:style-name="Preformatted_20_Text">00000320 <text:s/>00 00 00 00 00 00 00 00 <text:s/><office:annotation office:name="__Annotation__262_4192614085" loext:resolved="false"><dc:creator>Unknown Author</dc:creator><dc:date>2022-09-14T15:50:24.961207328</dc:date><text:p text:style-name="P6"><text:span text:style-name="T21">Endereço .symtab</text:span></text:p><text:p text:style-name="P6"><text:span text:style-name="T21"/></text:p></office:annotation>44 01 00 00<office:annotation-end office:name="__Annotation__262_4192614085"/> 90 00 00 00 <text:s/>|........D.......|</text:p>
      <text:p text:style-name="Preformatted_20_Text">00000330 <text:s/>07 00 00 00 08 00 00 00 <text:s/>04 00 00 00 10 00 00 00 <text:s/>|................|</text:p>
      <text:p text:style-name="Preformatted_20_Text">00000340 <text:span text:style-name="T5"><text:s/></text:span><office:annotation office:name="__Annotation__58_1510967496" loext:resolved="false"><dc:creator>Unknown Author</dc:creator><dc:date>2022-09-08T21:19:17.134251145</dc:date><text:p text:style-name="P5"><text:span text:style-name="T20">SH6 → Posição 0x1d4 + 0x26</text:span></text:p><text:p text:style-name="P5"><text:span text:style-name="T20">.shstrtab</text:span></text:p></office:annotation><text:span text:style-name="T6">26 00 00 00</text:span><office:annotation-end office:name="__Annotation__58_1510967496"/><text:span text:style-name="T6"> 03 00 00 00 <text:s/>00 00 00 00 00 00 00 00</text:span> <text:s/>|&amp;...............|</text:p>
      <text:p text:style-name="Preformatted_20_Text">00000350 <text:s/><office:annotation office:name="__Annotation__12_1510967496" loext:resolved="false"><dc:creator>Unknown Author</dc:creator><dc:date>2022-09-08T21:01:47.575324937</dc:date><text:p text:style-name="P5"><text:span text:style-name="T20">Campo sh_offset armazena o endereço shstrtab: 0x000001d4</text:span></text:p></office:annotation><text:span text:style-name="T7">d4 01 00 00</text:span><office:annotation-end office:name="__Annotation__12_1510967496"/><text:span text:style-name="T6"> 38 00 00 00 <text:s/>00 00 00 00 00 00 00 00</text:span> <text:s/>|....8...........|</text:p>
      <text:p text:style-name="Preformatted_20_Text">00000360 <text:s/><text:span text:style-name="T6">01 00 00 00 00 00 00 00</text:span> <text:span text:style-name="T5"><text:s/></text:span><office:annotation office:name="__Annotation__61_1510967496" loext:resolved="false"><dc:creator>Unknown Author</dc:creator><dc:date>2022-09-08T21:20:41.705287665</dc:date><text:p text:style-name="P5"><text:span text:style-name="T20">SH7 → Posição 0x1d4 + 0x30 = 0x204 tamanho 0x41</text:span></text:p><text:p text:style-name="P5"><text:span text:style-name="T20">.strtab</text:span></text:p></office:annotation>30 00 00 00<office:annotation-end office:name="__Annotation__61_1510967496"/> 03 00 00 00 <text:s/>|........0.......|</text:p>
      <text:p text:style-name="Preformatted_20_Text">00000370 <text:s/>00 00 00 00 00 00 00 00 <text:s/>0c 02 00 00 41 00 00 00 <text:s/>|............A...|</text:p>
      <text:p text:style-name="Preformatted_20_Text">00000380 <text:s/>00 00 00 00 00 00 00 00 <text:s/>01 00 00 00 00 00 00 00 <text:s/>|................|</text:p>
      <text:p text:style-name="Preformatted_20_Text"/>
      <text:p text:style-name="P3">offset do nome| endereco do simbolo | n util</text:p>
      <text:p text:style-name="P1"><text:span text:style-name="T17">2e 73 79 6d</text:span><text:span text:style-name="T10"> </text:span><text:span text:style-name="T4">74 61 62 00</text:span><text:span text:style-name="T10"> 2e 73 68 73 74 72 74 61 </text:span><text:span text:style-name="T18">offset 6d79732e ender 00626174</text:span></text:p>
      <text:p text:style-name="P1"><text:span text:style-name="T17">62 00 2e 73</text:span><text:span text:style-name="T10"> </text:span><text:span text:style-name="T4">74 72 74 61</text:span><text:span text:style-name="T10"> 62 00 00 2e 4c 70 63 72 </text:span></text:p>
      <text:p text:style-name="P2"><text:span text:style-name="T16">65 6c 5f 68</text:span><text:span text:style-name="T8"> </text:span><text:span text:style-name="T3">69 30 00 2e</text:span><text:span text:style-name="T8"> 4c 70 63 72 65 6c 5f 68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4T16:26:28.226946434</dc:date>
    <meta:editing-duration>PT24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1" meta:word-count="1092" meta:character-count="4663" meta:non-whitespace-character-count="3460"/>
  </office:meta>
</office:document-meta>
</file>